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 style:list-style-name="L21"/>
    <style:style style:name="P3" style:family="paragraph" style:parent-style-name="mark" style:list-style-name="L22"/>
    <style:style style:name="P4" style:family="paragraph" style:parent-style-name="mark" style:list-style-name="L23"/>
    <style:style style:name="P5" style:family="paragraph" style:parent-style-name="mark" style:list-style-name="L24"/>
    <style:style style:name="P6" style:family="paragraph" style:parent-style-name="mark" style:list-style-name="L25"/>
    <style:style style:name="P7" style:family="paragraph" style:parent-style-name="mark" style:list-style-name="L26"/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name-asian="Droid Sans Mono" style:font-size-asian="14pt" style:language-asian="zxx" style:country-asian="none" style:font-style-asian="normal" style:font-weight-asian="normal" style:font-name-complex="Droid Sans Mono" style:font-size-complex="14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variant="normal" fo:text-transform="none" fo:color="#000000" style:font-name="Times New Roman" fo:font-size="14pt" fo:letter-spacing="normal" fo:language="zxx" fo:country="none" fo:font-style="normal" style:font-name-asian="Droid Sans Mono" style:font-size-asian="14pt" style:language-asian="zxx" style:country-asian="none" style:font-style-asian="normal" style:font-name-complex="Droid Sans Mono" style:font-size-complex="14pt" style:language-complex="zxx" style:country-complex="none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20 </text:span><text:span text:style-name="T2"><text:tab/>Криволінійний інтеграл першого роду:</text:span></text:p>
      <text:p text:style-name="mark"><text:span text:style-name="T2"><draw:frame draw:style-name="fr1" draw:name="Object1" text:anchor-type="as-char" svg:y="-0.198in" svg:width="0.1453in" svg:height="0.245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- відрізок кусочно-гладкої кривої. Розібємо </text:span><text:span text:style-name="T2"><draw:frame draw:style-name="fr1" draw:name="Object2" text:anchor-type="as-char" svg:y="-0.198in" svg:width="0.1453in" svg:height="0.245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точками на n елементраних дуг, довжини яких </text:span><text:span text:style-name="T2"><draw:frame draw:style-name="fr1" draw:name="Object3" text:anchor-type="as-char" svg:y="-0.198in" svg:width="0.3083in" svg:height="0.32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. На кожній дузі виберемо точку </text:span><text:span text:style-name="T2"><draw:frame draw:style-name="fr1" draw:name="Object4" text:anchor-type="as-char" svg:y="-0.198in" svg:width="0.2244in" svg:height="0.327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=&gt;</text:span></text:p>
      <text:p text:style-name="mark"><text:span text:style-name="T2"><text:s/></text:span><text:span text:style-name="T2"><draw:frame draw:style-name="fr1" draw:name="Object5" text:anchor-type="as-char" svg:y="-0.3736in" svg:width="3.698in" svg:height="0.618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, яка не залежить від вибору точок чи розбиття.</text:span></text:p>
      <text:p text:style-name="mark"><text:span text:style-name="T2">Властивості:</text:span></text:p>
      <text:list xml:id="list1730727873" text:style-name="L21">
        <text:list-item>
          <text:p text:style-name="P2"><text:span text:style-name="T2">не залежить від вибору напрямку руху вздовж AB: </text:span><text:span text:style-name="T2"><draw:frame draw:style-name="fr1" draw:name="Object6" text:anchor-type="as-char" svg:y="-0.2425in" svg:width="2.7161in" svg:height="0.4811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</text:list>
      <text:p text:style-name="mark"><text:span text:style-name="T2">Обчислення:</text:span></text:p>
      <text:list xml:id="list147453700" text:style-name="L22">
        <text:list-item>
          <text:p text:style-name="P3"><text:span text:style-name="T2">Явне задання кривої:</text:span></text:p>
        </text:list-item>
      </text:list>
      <text:p text:style-name="mark"><text:span text:style-name="T2"><draw:frame draw:style-name="fr1" draw:name="Object7" text:anchor-type="as-char" svg:y="-0.389in" svg:width="5.7598in" svg:height="0.628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list xml:id="list1146511013" text:style-name="L23">
        <text:list-item>
          <text:p text:style-name="P4"><text:span text:style-name="T2">Параметричне задання кривої</text:span></text:p>
        </text:list-item>
      </text:list>
      <text:p text:style-name="mark"><text:span text:style-name="T2"><draw:frame draw:style-name="fr1" draw:name="Object8" text:anchor-type="as-char" svg:y="-0.4827in" svg:width="1.6984in" svg:height="0.9016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mark"><text:span text:style-name="T2"><draw:frame draw:style-name="fr1" draw:name="Object9" text:anchor-type="as-char" svg:y="-0.389in" svg:width="6.3492in" svg:height="0.628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><text:span text:style-name="T4">Криволінійний інтеграл другого роду:</text:span></text:p>
      <text:p text:style-name="mark"><text:span text:style-name="T2">Так само як для першого роду, АЛЕ:</text:span></text:p>
      <text:p text:style-name="mark"><text:span text:style-name="T2"><draw:frame draw:style-name="fr1" draw:name="Object10" text:anchor-type="as-char" svg:y="-0.3752in" svg:width="5.0465in" svg:height="0.619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(проекція </text:span><text:span text:style-name="T2"><draw:frame draw:style-name="fr1" draw:name="Object11" text:anchor-type="as-char" svg:y="-0.198in" svg:width="0.3083in" svg:height="0.327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 на вісь X)</text:span></text:p>
      <text:p text:style-name="P1"><text:span text:style-name="T4">Властивості:</text:span></text:p>
      <text:list xml:id="list699740292" text:style-name="L24">
        <text:list-item>
          <text:p text:style-name="P5"><text:span text:style-name="T2">важливий напрямок інтегрування:</text:span></text:p>
        </text:list-item>
      </text:list>
      <text:p text:style-name="mark"><text:span text:style-name="T2"><draw:frame draw:style-name="fr1" draw:name="Object12" text:anchor-type="as-char" svg:y="-0.2429in" svg:width="5.1984in" svg:height="0.483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">, P і Q – функції, визначені на кривій </text:span><text:span text:style-name="T3"><draw:frame draw:style-name="fr1" draw:name="Object13" text:anchor-type="as-char" svg:y="-0.198in" svg:width="0.4846in" svg:height="0.2457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"><text:span text:style-name="T5">Методи обчислення:</text:span></text:p>
      <text:list xml:id="list656356237" text:style-name="L25">
        <text:list-item>
          <text:p text:style-name="P6"><text:span text:style-name="T3">Явне завдання кривої: </text:span><text:span text:style-name="T3"><draw:frame draw:style-name="fr1" draw:name="Object14" text:anchor-type="as-char" svg:y="-0.202in" svg:width="1.6807in" svg:height="0.2661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">:</text:span></text:p>
        </text:list-item>
      </text:list>
      <text:p text:style-name="mark"><text:span text:style-name="T3"><draw:frame draw:style-name="fr1" draw:name="Object15" text:anchor-type="as-char" svg:y="-0.389in" svg:width="4.7311in" svg:height="0.628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list xml:id="list2106378909" text:style-name="L26">
        <text:list-item>
          <text:p text:style-name="P7"><text:span text:style-name="T3">Параметричне задання кривої:</text:span></text:p>
        </text:list-item>
      </text:list>
      <text:p text:style-name="mark"><text:span text:style-name="T3"><draw:frame draw:style-name="fr1" draw:name="Object16" text:anchor-type="as-char" svg:y="-0.4827in" svg:width="1.6984in" svg:height="0.901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"><draw:frame draw:style-name="fr1" draw:name="Object17" text:anchor-type="as-char" svg:y="-0.389in" svg:width="4.7217in" svg:height="0.628in" draw:z-index="16"><draw:object xlink:href="./Object 17" xlink:type="simple" xlink:show="embed" xlink:actuate="onLoad"/><draw:image xlink:href="./ObjectReplacements/Object 17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03:08:02</dc:date>
    <dc:creator>axel </dc:creator>
    <meta:editing-duration>PT10H41M39S</meta:editing-duration>
    <meta:editing-cycles>32</meta:editing-cycles>
    <meta:document-statistic meta:table-count="0" meta:image-count="0" meta:object-count="17" meta:page-count="1" meta:paragraph-count="22" meta:word-count="92" meta:character-count="500" meta:non-whitespace-character-count="508"/>
  </office:meta>
</office:document-meta>
</file>

<file path=Object 1/content.xml><?xml version="1.0" encoding="utf-8"?>
<math xmlns="http://www.w3.org/1998/Math/MathML">
  <semantics>
    <mrow>
      <mi>L</mi>
    </mrow>
    <annotation encoding="StarMath 5.0">L</annotation>
  </semantics>
</math>
</file>

<file path=Object 10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  <mi>;</mi>
            <mi mathvariant="italic">max</mi>
            <mo stretchy="false">Δ</mo>
            <msub>
              <mi>l</mi>
              <mi>i</mi>
            </msub>
            <mo stretchy="false">→</mo>
            <mn>0</mn>
          </mrow>
        </munder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f</mi>
        </mrow>
      </mrow>
      <mrow>
        <mo stretchy="false">(</mo>
        <mrow>
          <msub>
            <mi>P</mi>
            <mi>i</mi>
          </msub>
        </mrow>
        <mo stretchy="false">)</mo>
      </mrow>
      <mo stretchy="false">Δ</mo>
      <mrow>
        <msub>
          <mi>x</mi>
          <mi>i</mi>
        </msub>
        <mo stretchy="false">=</mo>
        <mrow>
          <munder>
            <mo stretchy="false">∫</mo>
            <mrow>
              <mi>L</mi>
            </mrow>
          </munder>
          <mi>f</mi>
        </mrow>
      </mrow>
      <mrow>
        <mo stretchy="false">(</mo>
        <mrow>
          <mi>x</mi>
          <mi>,</mi>
          <mi>y</mi>
        </mrow>
        <mo stretchy="false">)</mo>
      </mrow>
      <mi mathvariant="italic">dx</mi>
      <mi>,</mi>
      <mo stretchy="false">Δ</mo>
      <mrow>
        <msub>
          <mi>x</mi>
          <mi>i</mi>
        </msub>
        <mo stretchy="false">=</mo>
        <mrow>
          <msub>
            <mi>x</mi>
            <mrow>
              <mrow>
                <mi>i</mi>
                <mo stretchy="false">+</mo>
                <mn>1</mn>
              </mrow>
            </mrow>
          </msub>
          <mo stretchy="false">−</mo>
          <msub>
            <mi>x</mi>
            <mi>i</mi>
          </msub>
        </mrow>
      </mrow>
    </mrow>
    <annotation encoding="StarMath 5.0">lim from {n rightarrow infinity; max %DELTA l_i rightarrow 0} sum from{i=0} to {n-1} f(P_i) %DELTA x_i = int from {L} f(x,y)dx, %DELTA x_i = x_{i+1} -x_i</annotation>
  </semantics>
</math>
</file>

<file path=Object 11/content.xml><?xml version="1.0" encoding="utf-8"?>
<math xmlns="http://www.w3.org/1998/Math/MathML">
  <semantics>
    <mrow>
      <mo stretchy="false">Δ</mo>
      <msub>
        <mi>l</mi>
        <mi>i</mi>
      </msub>
    </mrow>
    <annotation encoding="StarMath 5.0">%DELTA l_i</annotation>
  </semantics>
</math>
</file>

<file path=Object 12/content.xml><?xml version="1.0" encoding="utf-8"?>
<math xmlns="http://www.w3.org/1998/Math/MathML">
  <semantics>
    <mrow>
      <mrow>
        <munder>
          <mo stretchy="false">∫</mo>
          <mrow>
            <mrow>
              <mrow/>
              <mo stretchy="false">∪</mo>
              <mi mathvariant="italic">AB</mi>
            </mrow>
          </mrow>
        </munder>
        <mi>P</mi>
      </mrow>
      <mrow>
        <mo stretchy="false">(</mo>
        <mrow>
          <mi>x</mi>
          <mi>,</mi>
          <mi>y</mi>
        </mrow>
        <mo stretchy="false">)</mo>
      </mrow>
      <mrow>
        <mi mathvariant="italic">dx</mi>
        <mo stretchy="false">+</mo>
        <mi>Q</mi>
      </mrow>
      <mrow>
        <mo stretchy="false">(</mo>
        <mrow>
          <mi>x</mi>
          <mi>,</mi>
          <mi>y</mi>
        </mrow>
        <mo stretchy="false">)</mo>
      </mrow>
      <mrow>
        <mi mathvariant="italic">dy</mi>
        <mo stretchy="false">=</mo>
        <mrow>
          <mo stretchy="false">−</mo>
          <mrow>
            <munder>
              <mo stretchy="false">∫</mo>
              <mrow>
                <mrow>
                  <mrow/>
                  <mo stretchy="false">∪</mo>
                  <mi mathvariant="italic">BA</mi>
                </mrow>
              </mrow>
            </munder>
            <mi>P</mi>
          </mrow>
        </mrow>
      </mrow>
      <mrow>
        <mo stretchy="false">(</mo>
        <mrow>
          <mi>x</mi>
          <mi>,</mi>
          <mi>y</mi>
        </mrow>
        <mo stretchy="false">)</mo>
      </mrow>
      <mrow>
        <mi mathvariant="italic">dx</mi>
        <mo stretchy="false">+</mo>
        <mi>Q</mi>
      </mrow>
      <mrow>
        <mo stretchy="false">(</mo>
        <mrow>
          <mi>x</mi>
          <mi>,</mi>
          <mi>y</mi>
        </mrow>
        <mo stretchy="false">)</mo>
      </mrow>
      <mi mathvariant="italic">dy</mi>
    </mrow>
    <annotation encoding="StarMath 5.0">int from {{} union AB} P(x,y)dx + Q(x,y)dy = - int from {{} union BA} P(x,y) dx + Q(x,y)dy</annotation>
  </semantics>
</math>
</file>

<file path=Object 13/content.xml><?xml version="1.0" encoding="utf-8"?>
<math xmlns="http://www.w3.org/1998/Math/MathML">
  <semantics>
    <mrow>
      <mrow>
        <mrow/>
        <mo stretchy="false">∪</mo>
        <mi mathvariant="italic">AB</mi>
      </mrow>
    </mrow>
    <annotation encoding="StarMath 5.0">{} union AB</annotation>
  </semantics>
</math>
</file>

<file path=Object 14/content.xml><?xml version="1.0" encoding="utf-8"?>
<math xmlns="http://www.w3.org/1998/Math/MathML">
  <semantics>
    <mrow>
      <mrow>
        <mi>y</mi>
        <mo stretchy="false">=</mo>
        <mi>y</mi>
      </mrow>
      <mrow>
        <mo stretchy="false">(</mo>
        <mrow>
          <mi>x</mi>
        </mrow>
        <mo stretchy="false">)</mo>
      </mrow>
      <mi>,</mi>
      <mrow>
        <mi>x</mi>
        <mo stretchy="false">∈</mo>
        <mrow>
          <mo stretchy="false">[</mo>
          <mrow>
            <mi>a</mi>
            <mi>,</mi>
            <mi>b</mi>
          </mrow>
          <mo stretchy="false">]</mo>
        </mrow>
      </mrow>
    </mrow>
    <annotation encoding="StarMath 5.0">y = y(x), x in [a,b]</annotation>
  </semantics>
</math>
</file>

<file path=Object 15/content.xml><?xml version="1.0" encoding="utf-8"?>
<math xmlns="http://www.w3.org/1998/Math/MathML">
  <semantics>
    <mrow>
      <mrow>
        <munder>
          <mo stretchy="false">∫</mo>
          <mrow>
            <mi>L</mi>
          </mrow>
        </munder>
        <mi>P</mi>
      </mrow>
      <mrow>
        <mi mathvariant="italic">dx</mi>
        <mo stretchy="false">+</mo>
        <mi>Q</mi>
      </mrow>
      <mrow>
        <mi mathvariant="italic">dy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o stretchy="false">(</mo>
            <mrow>
              <mi>P</mi>
              <mrow>
                <mrow>
                  <mo stretchy="false">(</mo>
                  <mrow>
                    <mi>x</mi>
                    <mi>,</mi>
                    <mi>y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o stretchy="false">+</mo>
                <mi>Q</mi>
              </mrow>
              <mrow>
                <mo stretchy="false">(</mo>
                <mrow>
                  <mi>x</mi>
                  <mi>,</mi>
                  <mi>y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i>y</mi>
              <mi>'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i mathvariant="italic">dx</mi>
    </mrow>
    <annotation encoding="StarMath 5.0">int from{L} P dx + Q dy = int from {a} to {b} (P(x, y(x)) + Q(x, y(x))y'(x))dx</annotation>
  </semantics>
</math>
</file>

<file path=Object 1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x</mi>
                    <mo stretchy="false">=</mo>
                    <mo stretchy="false">ϕ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row>
                    <mi>y</mi>
                    <mo stretchy="false">=</mo>
                    <mo stretchy="false">ψ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row>
                    <mi>z</mi>
                    <mo stretchy="false">=</mo>
                    <mo stretchy="false">λ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row>
      <mi>,</mi>
      <mrow>
        <mi>t</mi>
        <mo stretchy="false">∈</mo>
        <mrow>
          <mo stretchy="false">[</mo>
          <mrow>
            <mi>a</mi>
            <mi>,</mi>
            <mi>b</mi>
          </mrow>
          <mo stretchy="false">]</mo>
        </mrow>
      </mrow>
    </mrow>
    <annotation encoding="StarMath 5.0">left lbrace stack{x=%phi (t)#y = %psi (t) # z = %lambda (t)} right none , t in [a,b]</annotation>
  </semantics>
</math>
</file>

<file path=Object 17/content.xml><?xml version="1.0" encoding="utf-8"?>
<math xmlns="http://www.w3.org/1998/Math/MathML">
  <semantics>
    <mrow>
      <mrow>
        <mrow>
          <mrow>
            <mrow>
              <munder>
                <mo stretchy="false">∫</mo>
                <mrow>
                  <mi>L</mi>
                </mrow>
              </munder>
              <mi mathvariant="italic">Pdx</mi>
            </mrow>
            <mo stretchy="false">+</mo>
            <mi mathvariant="italic">Qdy</mi>
          </mrow>
          <mo stretchy="false">+</mo>
          <mi mathvariant="italic">Rdz</mi>
        </mrow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o stretchy="false">(</mo>
            <mrow>
              <mi>P</mi>
              <mo stretchy="false">ϕ</mo>
              <mi>'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+</mo>
                <mi>Q</mi>
              </mrow>
              <mo stretchy="false">ψ</mo>
              <mi>'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+</mo>
                <mi>R</mi>
              </mrow>
              <mo stretchy="false">λ</mo>
              <mi>'</mi>
              <mrow>
                <mo stretchy="false">(</mo>
                <mrow>
                  <mi>t</mi>
                </mrow>
                <mo stretchy="false">)</mo>
              </mrow>
            </mrow>
            <mo stretchy="false">)</mo>
          </mrow>
        </mrow>
      </mrow>
      <mi mathvariant="italic">dt</mi>
    </mrow>
    <annotation encoding="StarMath 5.0">int from{L} Pdx + Qdy + Rdz = int from {a} to {b} (P%phi '(t) + Q%psi '(t) + R%lambda '(t))dt</annotation>
  </semantics>
</math>
</file>

<file path=Object 2/content.xml><?xml version="1.0" encoding="utf-8"?>
<math xmlns="http://www.w3.org/1998/Math/MathML">
  <semantics>
    <mrow>
      <mi>L</mi>
    </mrow>
    <annotation encoding="StarMath 5.0">L</annotation>
  </semantics>
</math>
</file>

<file path=Object 3/content.xml><?xml version="1.0" encoding="utf-8"?>
<math xmlns="http://www.w3.org/1998/Math/MathML">
  <semantics>
    <mrow>
      <mo stretchy="false">Δ</mo>
      <msub>
        <mi>l</mi>
        <mi>i</mi>
      </msub>
    </mrow>
    <annotation encoding="StarMath 5.0">%DELTA l_i</annotation>
  </semantics>
</math>
</file>

<file path=Object 4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5/content.xml><?xml version="1.0" encoding="utf-8"?>
<math xmlns="http://www.w3.org/1998/Math/MathML">
  <semantics>
    <mrow>
      <mo stretchy="false">∃</mo>
      <mrow>
        <munder>
          <mi>lim</mi>
          <mrow>
            <mi>n</mi>
            <mo stretchy="false">→</mo>
            <mo stretchy="false">∞</mo>
            <mi>;</mi>
            <mi mathvariant="italic">max</mi>
            <mo stretchy="false">Δ</mo>
            <msub>
              <mi>l</mi>
              <mi>i</mi>
            </msub>
            <mo stretchy="false">→</mo>
            <mn>0</mn>
          </mrow>
        </munder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f</mi>
        </mrow>
      </mrow>
      <mrow>
        <mo stretchy="false">(</mo>
        <mrow>
          <msub>
            <mi>P</mi>
            <mi>i</mi>
          </msub>
        </mrow>
        <mo stretchy="false">)</mo>
      </mrow>
      <mo stretchy="false">Δ</mo>
      <mrow>
        <msub>
          <mi>l</mi>
          <mi>i</mi>
        </msub>
        <mo stretchy="false">=</mo>
        <mrow>
          <munder>
            <mo stretchy="false">∫</mo>
            <mrow>
              <mi>L</mi>
            </mrow>
          </munder>
          <mi>f</mi>
        </mrow>
      </mrow>
      <mrow>
        <mo stretchy="false">(</mo>
        <mrow>
          <mi>x</mi>
          <mi>,</mi>
          <mi>y</mi>
        </mrow>
        <mo stretchy="false">)</mo>
      </mrow>
      <mi mathvariant="italic">dl</mi>
    </mrow>
    <annotation encoding="StarMath 5.0">exists lim from {n rightarrow infinity; max %DELTA l_i rightarrow 0} sum from{i=0} to {n-1} f(P_i) %DELTA l_i = int from {L} f(x,y) dl</annotation>
  </semantics>
</math>
</file>

<file path=Object 6/content.xml><?xml version="1.0" encoding="utf-8"?>
<math xmlns="http://www.w3.org/1998/Math/MathML">
  <semantics>
    <mrow>
      <mrow>
        <munder>
          <mo stretchy="false">∫</mo>
          <mrow>
            <mrow>
              <mrow/>
              <mo stretchy="false">∪</mo>
              <mi mathvariant="italic">AB</mi>
            </mrow>
          </mrow>
        </munder>
        <mi>f</mi>
      </mrow>
      <mrow>
        <mo stretchy="false">(</mo>
        <mrow>
          <mi>x</mi>
          <mi>,</mi>
          <mi>y</mi>
        </mrow>
        <mo stretchy="false">)</mo>
      </mrow>
      <mrow>
        <mi mathvariant="italic">dl</mi>
        <mo stretchy="false">=</mo>
        <mrow>
          <munder>
            <mo stretchy="false">∫</mo>
            <mrow>
              <mrow>
                <mrow/>
                <mo stretchy="false">∪</mo>
                <mi mathvariant="italic">BA</mi>
              </mrow>
            </mrow>
          </munder>
          <mi>f</mi>
        </mrow>
      </mrow>
      <mrow>
        <mo stretchy="false">(</mo>
        <mrow>
          <mi>x</mi>
          <mi>,</mi>
          <mi>y</mi>
        </mrow>
        <mo stretchy="false">)</mo>
      </mrow>
      <mi mathvariant="italic">dl</mi>
    </mrow>
    <annotation encoding="StarMath 5.0">int from {{} union AB} f(x,y) dl =  int from {{} union BA} f(x,y) dl</annotation>
  </semantics>
</math>
</file>

<file path=Object 7/content.xml><?xml version="1.0" encoding="utf-8"?>
<math xmlns="http://www.w3.org/1998/Math/MathML">
  <semantics>
    <mrow>
      <mrow>
        <mi>y</mi>
        <mo stretchy="false">=</mo>
        <mi>y</mi>
      </mrow>
      <mrow>
        <mo stretchy="false">(</mo>
        <mrow>
          <mi>x</mi>
        </mrow>
        <mo stretchy="false">)</mo>
      </mrow>
      <mi>,</mi>
      <mrow>
        <mi>x</mi>
        <mo stretchy="false">∈</mo>
        <mrow>
          <mo stretchy="false">[</mo>
          <mrow>
            <mi>a</mi>
            <mi>,</mi>
            <mi>b</mi>
          </mrow>
          <mo stretchy="false">]</mo>
        </mrow>
      </mrow>
      <mi mathvariant="normal">:</mi>
      <mrow>
        <munder>
          <mo stretchy="false">∫</mo>
          <mrow>
            <mi>L</mi>
          </mrow>
        </munder>
        <mi>f</mi>
      </mrow>
      <mrow>
        <mo stretchy="false">(</mo>
        <mrow>
          <mi>x</mi>
          <mi>,</mi>
          <mi>y</mi>
        </mrow>
        <mo stretchy="false">)</mo>
      </mrow>
      <mrow>
        <mi mathvariant="italic">dl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i>f</mi>
        </mrow>
      </mrow>
      <mrow>
        <mo stretchy="false">(</mo>
        <mrow>
          <mi>x</mi>
          <mi>,</mi>
          <mi>y</mi>
          <mrow>
            <mo stretchy="false">(</mo>
            <mrow>
              <mi>x</mi>
            </mrow>
            <mo stretchy="false">)</mo>
          </mrow>
        </mrow>
        <mo stretchy="false">)</mo>
      </mrow>
      <msqrt>
        <mrow>
          <mrow>
            <mn>1</mn>
            <mo stretchy="false">+</mo>
            <msup>
              <mrow>
                <mo stretchy="false">(</mo>
                <mrow>
                  <mi>y</mi>
                  <mi>'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n>2</mn>
            </msup>
          </mrow>
        </mrow>
      </msqrt>
      <mi mathvariant="italic">dx</mi>
    </mrow>
    <annotation encoding="StarMath 5.0">y=y(x), x in [a,b]: int from {L} f(x,y) dl = int from{a} to{b} f(x, y(x)) sqrt{1+(y'(x))^2} dx</annotation>
  </semantics>
</math>
</file>

<file path=Object 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x</mi>
                    <mo stretchy="false">=</mo>
                    <mo stretchy="false">ϕ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row>
                    <mi>y</mi>
                    <mo stretchy="false">=</mo>
                    <mo stretchy="false">ψ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row>
                    <mi>z</mi>
                    <mo stretchy="false">=</mo>
                    <mo stretchy="false">λ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row>
      <mi>,</mi>
      <mrow>
        <mi>t</mi>
        <mo stretchy="false">∈</mo>
        <mrow>
          <mo stretchy="false">[</mo>
          <mrow>
            <mi>a</mi>
            <mi>,</mi>
            <mi>b</mi>
          </mrow>
          <mo stretchy="false">]</mo>
        </mrow>
      </mrow>
    </mrow>
    <annotation encoding="StarMath 5.0">left lbrace stack{x=%phi (t)#y = %psi (t) # z = %lambda (t)} right none , t in [a,b]</annotation>
  </semantics>
</math>
</file>

<file path=Object 9/content.xml><?xml version="1.0" encoding="utf-8"?>
<math xmlns="http://www.w3.org/1998/Math/MathML">
  <semantics>
    <mrow>
      <mrow>
        <munder>
          <mo stretchy="false">∫</mo>
          <mrow>
            <mi>L</mi>
          </mrow>
        </munder>
        <mi>f</mi>
      </mrow>
      <mrow>
        <mo stretchy="false">(</mo>
        <mrow>
          <mi>x</mi>
          <mi>,</mi>
          <mi>y</mi>
        </mrow>
        <mo stretchy="false">)</mo>
      </mrow>
      <mrow>
        <mi mathvariant="italic">dl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i>f</mi>
        </mrow>
      </mrow>
      <mrow>
        <mo stretchy="false">(</mo>
        <mrow>
          <mo stretchy="false">ϕ</mo>
          <mrow>
            <mo stretchy="false">(</mo>
            <mrow>
              <mi>t</mi>
            </mrow>
            <mo stretchy="false">)</mo>
          </mrow>
          <mi>,</mi>
          <mo stretchy="false">ψ</mo>
          <mrow>
            <mo stretchy="false">(</mo>
            <mrow>
              <mi>t</mi>
            </mrow>
            <mo stretchy="false">)</mo>
          </mrow>
          <mi>,</mi>
          <mo stretchy="false">λ</mo>
          <mrow>
            <mo stretchy="false">(</mo>
            <mrow>
              <mi>t</mi>
            </mrow>
            <mo stretchy="false">)</mo>
          </mrow>
        </mrow>
        <mo stretchy="false">)</mo>
      </mrow>
      <msqrt>
        <mrow>
          <mrow>
            <mrow>
              <msup>
                <mrow>
                  <mo stretchy="false">(</mo>
                  <mrow>
                    <mo stretchy="false">ϕ</mo>
                    <mi>'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o stretchy="false">ψ</mo>
                    <mi>'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  <mo stretchy="false">+</mo>
            <msup>
              <mrow>
                <mo stretchy="false">(</mo>
                <mrow>
                  <mo stretchy="false">λ</mo>
                  <mi>'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n>2</mn>
            </msup>
          </mrow>
        </mrow>
      </msqrt>
      <mi mathvariant="italic">dt</mi>
    </mrow>
    <annotation encoding="StarMath 5.0">int from{L} f(x,y) dl = int from{a} to {b} f(%phi (t), %psi (t), %lambda (t)) sqrt{(%phi '(x))^2 + (%psi '(x))^2 + (%lambda ' (x))^2} dt</annotation>
  </semantics>
</math>
</file>